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Arial1" svg:font-family="Arial" style:font-family-generic="roman" style:font-pitch="variable"/>
    <style:font-face style:name="Cantarell" svg:font-family="Cantarel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Cantarell1" svg:font-family="Cantarell" style:font-family-generic="system" style:font-pitch="variable"/>
    <style:font-face style:name="Liberation Serif1" svg:font-family="'Liberation Serif'"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left="0in" fo:margin-right="0in" fo:margin-top="0in" fo:margin-bottom="0in" fo:line-height="0.1665in" fo:text-align="start" style:justify-single-word="false" fo:hyphenation-ladder-count="no-limit" fo:text-indent="0in" style:auto-text-indent="false"/>
      <style:text-properties fo:color="#000000" style:text-position="0% 0%" style:font-name="Arial" fo:font-size="10.5pt" fo:letter-spacing="normal" style:font-name-asian="Cantarell1" style:font-size-asian="10.5pt" style:font-name-complex="Cantarell1" fo:hyphenate="false" fo:hyphenation-remain-char-count="2" fo:hyphenation-push-char-count="2"/>
    </style:style>
    <style:style style:name="P2" style:family="paragraph" style:parent-style-name="Standard">
      <style:paragraph-properties fo:margin-left="0in" fo:margin-right="0in" fo:margin-top="0in" fo:margin-bottom="0in" fo:line-height="0.1665in" fo:text-align="start" style:justify-single-word="false" fo:hyphenation-ladder-count="no-limit" fo:text-indent="0in" style:auto-text-indent="false"/>
      <style:text-properties fo:color="#000000" style:text-position="0% 0%" style:font-name="Arial" fo:font-size="10.5pt" fo:letter-spacing="normal" fo:font-weight="bold" style:font-name-asian="Cantarell1" style:font-size-asian="10.5pt" style:font-weight-asian="bold" style:font-name-complex="Cantarell1" fo:hyphenate="false" fo:hyphenation-remain-char-count="2" fo:hyphenation-push-char-count="2"/>
    </style:style>
    <style:style style:name="P3" style:family="paragraph" style:parent-style-name="Standard">
      <style:paragraph-properties fo:margin-left="0in" fo:margin-right="0in" fo:margin-top="0in" fo:margin-bottom="0in" fo:line-height="0.1665in" fo:text-align="start" style:justify-single-word="false" fo:hyphenation-ladder-count="no-limit" fo:text-indent="0in" style:auto-text-indent="false"/>
      <style:text-properties fo:color="#00000a" style:text-position="0% 0%" style:font-name="Arial" fo:font-size="10.5pt" fo:letter-spacing="normal" fo:font-weight="bold" style:font-name-asian="Cantarell1" style:font-size-asian="10.5pt" style:font-weight-asian="bold" style:font-name-complex="Cantarell1" fo:hyphenate="false" fo:hyphenation-remain-char-count="2" fo:hyphenation-push-char-count="2"/>
    </style:style>
    <style:style style:name="P4" style:family="paragraph" style:parent-style-name="Standard">
      <style:paragraph-properties fo:margin-left="0in" fo:margin-right="0in" fo:margin-top="0in" fo:margin-bottom="0in" fo:line-height="0.1665in" fo:text-align="start" style:justify-single-word="false" fo:hyphenation-ladder-count="no-limit" fo:text-indent="0in" style:auto-text-indent="false"/>
      <style:text-properties fo:color="#00000a" style:text-position="0% 0%" style:font-name="Arial" fo:font-size="10.5pt" fo:letter-spacing="normal" style:font-name-asian="Cantarell1" style:font-size-asian="10.5pt" style:font-name-complex="Cantarell1" fo:hyphenate="false" fo:hyphenation-remain-char-count="2" fo:hyphenation-push-char-count="2"/>
    </style:style>
    <style:style style:name="P5" style:family="paragraph" style:parent-style-name="Standard">
      <style:paragraph-properties fo:margin-left="0in" fo:margin-right="0in" fo:margin-top="0in" fo:margin-bottom="0in" fo:line-height="0.1665in" fo:text-align="start" style:justify-single-word="false" fo:hyphenation-ladder-count="no-limit" fo:text-indent="0in" style:auto-text-indent="false"/>
      <style:text-properties fo:color="#00000a" style:text-position="0% 0%" style:font-name="Arial" fo:font-size="14pt" fo:letter-spacing="normal" fo:font-weight="bold" style:font-name-asian="Cantarell1" style:font-size-asian="14pt" style:font-weight-asian="bold" style:font-name-complex="Cantarell1" fo:hyphenate="false" fo:hyphenation-remain-char-count="2" fo:hyphenation-push-char-count="2"/>
    </style:style>
    <style:style style:name="P6" style:family="paragraph" style:parent-style-name="Standard">
      <style:paragraph-properties fo:margin-left="0in" fo:margin-right="0in" fo:margin-top="0in" fo:margin-bottom="0in" fo:line-height="0.1917in" fo:text-align="start" style:justify-single-word="false" fo:hyphenation-ladder-count="no-limit" fo:text-indent="0in" style:auto-text-indent="false"/>
      <style:text-properties fo:color="#00000a" style:text-position="0% 0%" style:font-name="Arial" fo:font-size="12pt" fo:letter-spacing="normal" style:font-name-asian="Liberation Serif1" style:font-size-asian="12pt" style:font-name-complex="Liberation Serif1" fo:hyphenate="false" fo:hyphenation-remain-char-count="2" fo:hyphenation-push-char-count="2"/>
    </style:style>
    <style:style style:name="P7" style:family="paragraph" style:parent-style-name="Standard">
      <style:paragraph-properties fo:margin-left="0in" fo:margin-right="0in" fo:margin-top="0in" fo:margin-bottom="0in" fo:line-height="0.1665in" fo:text-align="start" style:justify-single-word="false" fo:hyphenation-ladder-count="no-limit" fo:text-indent="0in" style:auto-text-indent="false"/>
      <style:text-properties fo:color="#c45911" style:text-position="0% 0%" style:font-name="Arial" fo:font-size="10.5pt" fo:letter-spacing="normal" fo:font-style="italic" style:font-name-asian="Cantarell1" style:font-size-asian="10.5pt" style:font-style-asian="italic" style:font-name-complex="Cantarell1" fo:hyphenate="false" fo:hyphenation-remain-char-count="2" fo:hyphenation-push-char-count="2"/>
    </style:style>
    <style:style style:name="P8" style:family="paragraph" style:parent-style-name="Standard">
      <style:paragraph-properties fo:margin-left="0in" fo:margin-right="0in" fo:margin-top="0in" fo:margin-bottom="0in" fo:line-height="0.1917in" fo:text-align="start" style:justify-single-word="false" fo:orphans="0" fo:widows="0" fo:text-indent="0in" style:auto-text-indent="false"/>
    </style:style>
    <style:style style:name="P9" style:family="paragraph" style:parent-style-name="Standard">
      <style:paragraph-properties fo:margin-left="0in" fo:margin-right="0in" fo:margin-top="0in" fo:margin-bottom="0in" fo:line-height="0.1917in" fo:text-align="start" style:justify-single-word="false" fo:hyphenation-ladder-count="no-limit" fo:text-indent="0in" style:auto-text-indent="false"/>
      <style:text-properties fo:hyphenate="false" fo:hyphenation-remain-char-count="2" fo:hyphenation-push-char-count="2"/>
    </style:style>
    <style:style style:name="P10" style:family="paragraph" style:parent-style-name="Standard">
      <style:paragraph-properties fo:margin-left="0in" fo:margin-right="0in" fo:margin-top="0in" fo:margin-bottom="0in" fo:line-height="0.1665in" fo:text-align="start" style:justify-single-word="false" fo:hyphenation-ladder-count="no-limit" fo:text-indent="0in" style:auto-text-indent="false"/>
      <style:text-properties style:font-name="Arial" fo:hyphenate="false" fo:hyphenation-remain-char-count="2" fo:hyphenation-push-char-count="2"/>
    </style:style>
    <style:style style:name="P11" style:family="paragraph" style:parent-style-name="Standard">
      <style:paragraph-properties fo:margin-left="0in" fo:margin-right="0in" fo:margin-top="0in" fo:margin-bottom="0in" fo:line-height="0.1917in" fo:text-align="start" style:justify-single-word="false" fo:orphans="0" fo:widows="0" fo:text-indent="0in" style:auto-text-indent="false"/>
      <style:text-properties style:font-name="Arial"/>
    </style:style>
    <style:style style:name="P12" style:family="paragraph" style:parent-style-name="Standard">
      <style:paragraph-properties fo:margin-left="0in" fo:margin-right="0in" fo:margin-top="0in" fo:margin-bottom="0in" fo:line-height="0.1665in" fo:text-align="start" style:justify-single-word="false" fo:hyphenation-ladder-count="no-limit" fo:text-indent="0in" style:auto-text-indent="false"/>
      <style:text-properties fo:color="#0084d1" style:text-position="0% 0%" style:font-name="Arial" fo:font-size="10.5pt" fo:letter-spacing="normal" fo:font-weight="bold" style:font-name-asian="Cantarell1" style:font-size-asian="10.5pt" style:font-weight-asian="bold" style:font-name-complex="Cantarell1" fo:hyphenate="false" fo:hyphenation-remain-char-count="2" fo:hyphenation-push-char-count="2"/>
    </style:style>
    <style:style style:name="P13" style:family="paragraph" style:parent-style-name="Standard">
      <style:paragraph-properties fo:margin-left="0in" fo:margin-right="0in" fo:margin-top="0in" fo:margin-bottom="0in" fo:line-height="0.1665in" fo:text-align="start" style:justify-single-word="false" fo:hyphenation-ladder-count="no-limit" fo:text-indent="0in" style:auto-text-indent="false"/>
      <style:text-properties fo:color="#0084d1" style:font-name="Arial" fo:hyphenate="false" fo:hyphenation-remain-char-count="2" fo:hyphenation-push-char-count="2"/>
    </style:style>
    <style:style style:name="P14" style:family="paragraph" style:parent-style-name="Standard" style:master-page-name="Standard">
      <style:paragraph-properties fo:margin-left="0in" fo:margin-right="0in" fo:margin-top="0in" fo:margin-bottom="0in" fo:line-height="0.1665in" fo:text-align="start" style:justify-single-word="false" fo:hyphenation-ladder-count="no-limit" fo:text-indent="0in" style:auto-text-indent="false" style:page-number="auto"/>
      <style:text-properties style:font-name="Arial" fo:hyphenate="false" fo:hyphenation-remain-char-count="2" fo:hyphenation-push-char-count="2"/>
    </style:style>
    <style:style style:name="P15" style:family="paragraph" style:parent-style-name="Standard">
      <style:paragraph-properties fo:margin-left="0in" fo:margin-right="0in" fo:margin-top="0in" fo:margin-bottom="0.1965in" fo:line-height="0.1665in" fo:text-align="start" style:justify-single-word="false" fo:hyphenation-ladder-count="no-limit" fo:text-indent="0in" style:auto-text-indent="false"/>
      <style:text-properties style:font-name="Arial" fo:hyphenate="false" fo:hyphenation-remain-char-count="2" fo:hyphenation-push-char-count="2"/>
    </style:style>
    <style:style style:name="P16" style:family="paragraph" style:parent-style-name="Standard">
      <style:paragraph-properties fo:margin-left="0.4925in" fo:margin-right="0in" fo:margin-top="0in" fo:margin-bottom="0.078in" fo:line-height="0.1665in" fo:text-align="start" style:justify-single-word="false" fo:hyphenation-ladder-count="no-limit" fo:text-indent="0in" style:auto-text-indent="false"/>
      <style:text-properties fo:color="#00000a" style:text-position="0% 0%" style:font-name="Arial" fo:font-size="10.5pt" fo:letter-spacing="normal" fo:font-weight="bold" style:font-name-asian="Cantarell1" style:font-size-asian="10.5pt" style:font-weight-asian="bold" style:font-name-complex="Cantarell1" fo:hyphenate="false" fo:hyphenation-remain-char-count="2" fo:hyphenation-push-char-count="2"/>
    </style:style>
    <style:style style:name="P17" style:family="paragraph" style:parent-style-name="Standard">
      <style:paragraph-properties fo:margin-left="0.4925in" fo:margin-right="0in" fo:margin-top="0in" fo:margin-bottom="0.078in" fo:line-height="0.1665in" fo:text-align="start" style:justify-single-word="false" fo:hyphenation-ladder-count="no-limit" fo:text-indent="0in" style:auto-text-indent="false"/>
      <style:text-properties fo:color="#00000a" style:text-position="0% 0%" style:font-name="Arial" fo:font-size="10.5pt" fo:letter-spacing="normal" style:font-name-asian="Cantarell1" style:font-size-asian="10.5pt" style:font-name-complex="Cantarell1" fo:hyphenate="false" fo:hyphenation-remain-char-count="2" fo:hyphenation-push-char-count="2"/>
    </style:style>
    <style:style style:name="P18" style:family="paragraph" style:parent-style-name="Standard">
      <style:paragraph-properties fo:margin-left="0.4925in" fo:margin-right="0in" fo:margin-top="0in" fo:margin-bottom="0.078in" fo:line-height="0.1665in" fo:text-align="start" style:justify-single-word="false" fo:hyphenation-ladder-count="no-limit" fo:text-indent="0in" style:auto-text-indent="false"/>
      <style:text-properties fo:color="#000000" style:text-position="0% 0%" style:font-name="Arial" fo:font-size="10.5pt" fo:letter-spacing="normal" fo:font-weight="bold" style:font-name-asian="Cantarell1" style:font-size-asian="10.5pt" style:font-weight-asian="bold" style:font-name-complex="Cantarell1" fo:hyphenate="false" fo:hyphenation-remain-char-count="2" fo:hyphenation-push-char-count="2"/>
    </style:style>
    <style:style style:name="P19" style:family="paragraph" style:parent-style-name="Standard">
      <style:paragraph-properties fo:margin-left="0.4925in" fo:margin-right="0in" fo:margin-top="0in" fo:margin-bottom="0.078in" fo:line-height="0.1665in" fo:text-align="start" style:justify-single-word="false" fo:hyphenation-ladder-count="no-limit" fo:text-indent="0in" style:auto-text-indent="false"/>
      <style:text-properties fo:color="#000000" style:font-name="Arial" fo:hyphenate="false" fo:hyphenation-remain-char-count="2" fo:hyphenation-push-char-count="2"/>
    </style:style>
    <style:style style:name="P20" style:family="paragraph" style:parent-style-name="Standard">
      <style:paragraph-properties fo:margin-left="0.4925in" fo:margin-right="0in" fo:margin-top="0in" fo:margin-bottom="0.078in" fo:line-height="0.1665in" fo:text-align="start" style:justify-single-word="false" fo:hyphenation-ladder-count="no-limit" fo:text-indent="0in" style:auto-text-indent="false"/>
      <style:text-properties fo:color="#c45911" style:text-position="0% 0%" style:font-name="Arial" fo:font-size="10.5pt" fo:letter-spacing="normal" fo:font-style="italic" style:font-name-asian="Cantarell1" style:font-size-asian="10.5pt" style:font-style-asian="italic" style:font-name-complex="Cantarell1" fo:hyphenate="false" fo:hyphenation-remain-char-count="2" fo:hyphenation-push-char-count="2"/>
    </style:style>
    <style:style style:name="P21" style:family="paragraph" style:parent-style-name="Standard">
      <style:paragraph-properties fo:margin-left="0.4925in" fo:margin-right="0in" fo:margin-top="0in" fo:margin-bottom="0.078in" fo:line-height="0.1665in" fo:text-align="start" style:justify-single-word="false" fo:hyphenation-ladder-count="no-limit" fo:text-indent="0in" style:auto-text-indent="false"/>
      <style:text-properties style:font-name="Arial" fo:hyphenate="false" fo:hyphenation-remain-char-count="2" fo:hyphenation-push-char-count="2"/>
    </style:style>
    <style:style style:name="P22" style:family="paragraph" style:parent-style-name="Standard">
      <style:paragraph-properties fo:margin-left="0.4925in" fo:margin-right="0in" fo:margin-top="0in" fo:margin-bottom="0.078in" fo:line-height="0.1665in" fo:text-align="start" style:justify-single-word="false" fo:hyphenation-ladder-count="no-limit" fo:text-indent="0in" style:auto-text-indent="false"/>
      <style:text-properties fo:color="#0084d1" style:font-name="Arial" fo:hyphenate="false" fo:hyphenation-remain-char-count="2" fo:hyphenation-push-char-count="2"/>
    </style:style>
    <style:style style:name="P23" style:family="paragraph" style:parent-style-name="Standard">
      <style:paragraph-properties fo:margin-left="0.4925in" fo:margin-right="0in" fo:margin-top="0in" fo:margin-bottom="0.078in" fo:line-height="0.1665in" fo:text-align="start" style:justify-single-word="false" fo:hyphenation-ladder-count="no-limit" fo:text-indent="0in" style:auto-text-indent="false"/>
      <style:text-properties fo:color="#0084d1" style:text-position="0% 0%" style:font-name="Arial" fo:font-size="10.5pt" fo:letter-spacing="normal" style:font-name-asian="Cantarell1" style:font-size-asian="10.5pt" style:font-name-complex="Cantarell1" fo:hyphenate="false" fo:hyphenation-remain-char-count="2" fo:hyphenation-push-char-count="2"/>
    </style:style>
    <style:style style:name="P24" style:family="paragraph" style:parent-style-name="Standard">
      <style:paragraph-properties fo:margin-left="0.4925in" fo:margin-right="0in" fo:margin-top="0in" fo:margin-bottom="0in" fo:line-height="0.1665in" fo:text-align="start" style:justify-single-word="false" fo:hyphenation-ladder-count="no-limit" fo:text-indent="0in" style:auto-text-indent="false"/>
      <style:text-properties fo:color="#00000a" style:text-position="0% 0%" style:font-name="Arial" fo:font-size="10.5pt" fo:letter-spacing="normal" style:font-name-asian="Cantarell1" style:font-size-asian="10.5pt" style:font-name-complex="Cantarell1" fo:hyphenate="false" fo:hyphenation-remain-char-count="2" fo:hyphenation-push-char-count="2"/>
    </style:style>
    <style:style style:name="P25" style:family="paragraph" style:parent-style-name="Standard">
      <style:paragraph-properties fo:margin-left="0.4925in" fo:margin-right="0in" fo:margin-top="0in" fo:margin-bottom="0in" fo:line-height="0.1665in" fo:text-align="start" style:justify-single-word="false" fo:hyphenation-ladder-count="no-limit" fo:text-indent="0in" style:auto-text-indent="false"/>
      <style:text-properties fo:color="#00000a" style:text-position="0% 0%" style:font-name="Arial" fo:font-size="10.5pt" fo:letter-spacing="normal" fo:font-weight="bold" style:font-name-asian="Cantarell1" style:font-size-asian="10.5pt" style:font-weight-asian="bold" style:font-name-complex="Cantarell1" fo:hyphenate="false" fo:hyphenation-remain-char-count="2" fo:hyphenation-push-char-count="2"/>
    </style:style>
    <style:style style:name="P26" style:family="paragraph" style:parent-style-name="Standard">
      <style:paragraph-properties fo:margin-left="0.4925in" fo:margin-right="0in" fo:margin-top="0in" fo:margin-bottom="0in" fo:line-height="0.1665in" fo:text-align="start" style:justify-single-word="false" fo:hyphenation-ladder-count="no-limit" fo:text-indent="0in" style:auto-text-indent="false"/>
      <style:text-properties style:font-name="Arial" fo:hyphenate="false" fo:hyphenation-remain-char-count="2" fo:hyphenation-push-char-count="2"/>
    </style:style>
    <style:style style:name="T1" style:family="text">
      <style:text-properties fo:color="#000000" style:text-position="0% 0%" style:font-name="Cantarell" fo:font-size="24pt" fo:letter-spacing="normal" fo:font-weight="bold" style:font-name-asian="Cantarell1" style:font-size-asian="24pt" style:font-weight-asian="bold" style:font-name-complex="Cantarell1"/>
    </style:style>
    <style:style style:name="T2" style:family="text">
      <style:text-properties fo:color="#000000" style:text-position="0% 0%" style:font-name="Cantarell" fo:font-size="10.5pt" fo:letter-spacing="normal" style:font-name-asian="Cantarell1" style:font-size-asian="10.5pt" style:font-name-complex="Cantarell1"/>
    </style:style>
    <style:style style:name="T3" style:family="text">
      <style:text-properties fo:color="#000000" style:text-position="0% 0%" style:font-name="Cantarell" fo:font-size="10.5pt" fo:letter-spacing="normal" fo:font-weight="bold" style:font-name-asian="Cantarell1" style:font-size-asian="10.5pt" style:font-weight-asian="bold" style:font-name-complex="Cantarell1"/>
    </style:style>
    <style:style style:name="T4" style:family="text">
      <style:text-properties fo:color="#000000" style:text-position="0% 0%" style:font-name="Cantarell" fo:font-size="14pt" fo:letter-spacing="normal" fo:font-weight="bold" style:font-name-asian="Cantarell1" style:font-size-asian="14pt" style:font-weight-asian="bold" style:font-name-complex="Cantarell1"/>
    </style:style>
    <style:style style:name="T5" style:family="text">
      <style:text-properties fo:color="#000000" style:text-position="0% 0%" style:font-name="Arial1" fo:font-size="10.5pt" fo:letter-spacing="normal" style:font-name-asian="Arial2" style:font-size-asian="10.5pt" style:font-name-complex="Arial2"/>
    </style:style>
    <style:style style:name="T6" style:family="text">
      <style:text-properties fo:color="#000000" style:text-position="0% 0%" fo:font-size="24pt" fo:letter-spacing="normal" fo:font-weight="bold" style:font-name-asian="Cantarell1" style:font-size-asian="24pt" style:font-weight-asian="bold" style:font-name-complex="Cantarell1"/>
    </style:style>
    <style:style style:name="T7" style:family="text">
      <style:text-properties fo:color="#000000" style:text-position="0% 0%" fo:font-size="10.5pt" fo:letter-spacing="normal" fo:font-weight="bold" style:font-name-asian="Cantarell1" style:font-size-asian="10.5pt" style:font-weight-asian="bold" style:font-name-complex="Cantarell1"/>
    </style:style>
    <style:style style:name="T8" style:family="text">
      <style:text-properties fo:color="#000000" style:text-position="0% 0%" fo:font-size="10.5pt" fo:letter-spacing="normal" style:font-name-asian="Cantarell1" style:font-size-asian="10.5pt" style:font-name-complex="Cantarell1"/>
    </style:style>
    <style:style style:name="T9" style:family="text">
      <style:text-properties fo:color="#000000" style:text-position="0% 0%" fo:font-size="10.5pt" fo:letter-spacing="normal" style:font-name-asian="Arial2" style:font-size-asian="10.5pt" style:font-name-complex="Arial2"/>
    </style:style>
    <style:style style:name="T10" style:family="text">
      <style:text-properties fo:color="#000000" style:text-position="0% 0%" fo:font-size="14pt" fo:letter-spacing="normal" fo:font-weight="bold" style:font-name-asian="Cantarell1" style:font-size-asian="14pt" style:font-weight-asian="bold" style:font-name-complex="Cantarell1"/>
    </style:style>
    <style:style style:name="T11" style:family="text">
      <style:text-properties fo:color="#000000" style:text-position="0% 0%" style:font-name="Arial" fo:font-size="10.5pt" fo:letter-spacing="normal" style:font-name-asian="Cantarell1" style:font-size-asian="10.5pt" style:font-name-complex="Cantarell1"/>
    </style:style>
    <style:style style:name="T12" style:family="text">
      <style:text-properties style:text-position="0% 0%" fo:font-size="10.5pt" fo:letter-spacing="normal" fo:font-weight="bold" style:font-name-asian="Cantarell1" style:font-size-asian="10.5pt" style:font-weight-asian="bold" style:font-name-complex="Cantarell1"/>
    </style:style>
    <style:style style:name="T13" style:family="text">
      <style:text-properties fo:color="#00000a" style:text-position="0% 0%" style:font-name="Cantarell" fo:font-size="10.5pt" fo:letter-spacing="normal" style:font-name-asian="Cantarell1" style:font-size-asian="10.5pt" style:font-name-complex="Cantarell1"/>
    </style:style>
    <style:style style:name="T14" style:family="text">
      <style:text-properties fo:color="#00000a" style:text-position="0% 0%" style:font-name="Cantarell" fo:font-size="10.5pt" fo:letter-spacing="normal" fo:font-weight="bold" style:font-name-asian="Cantarell1" style:font-size-asian="10.5pt" style:font-weight-asian="bold" style:font-name-complex="Cantarell1"/>
    </style:style>
    <style:style style:name="T15" style:family="text">
      <style:text-properties fo:color="#00000a" style:text-position="0% 0%" style:font-name="Cantarell" fo:font-size="10.5pt" fo:letter-spacing="normal" fo:font-style="italic" style:font-name-asian="Cantarell1" style:font-size-asian="10.5pt" style:font-style-asian="italic" style:font-name-complex="Cantarell1"/>
    </style:style>
    <style:style style:name="T16" style:family="text">
      <style:text-properties fo:color="#00000a" style:text-position="0% 0%" style:font-name="Cantarell" fo:font-size="14pt" fo:letter-spacing="normal" fo:font-weight="bold" style:font-name-asian="Cantarell1" style:font-size-asian="14pt" style:font-weight-asian="bold" style:font-name-complex="Cantarell1"/>
    </style:style>
    <style:style style:name="T17" style:family="text">
      <style:text-properties fo:color="#00000a" style:text-position="0% 0%" style:font-name="Times New Roman" fo:font-size="12pt" fo:letter-spacing="normal" style:font-name-asian="Times New Roman1" style:font-size-asian="12pt" style:font-name-complex="Times New Roman1"/>
    </style:style>
    <style:style style:name="T18" style:family="text">
      <style:text-properties fo:color="#00000a" style:text-position="0% 0%" style:font-name="Liberation Serif" fo:font-size="12pt" fo:letter-spacing="normal" style:font-name-asian="Liberation Serif1" style:font-size-asian="12pt" style:font-name-complex="Liberation Serif1"/>
    </style:style>
    <style:style style:name="T19" style:family="text">
      <style:text-properties fo:color="#00000a" style:text-position="0% 0%" fo:font-size="10.5pt" fo:letter-spacing="normal" style:font-name-asian="Cantarell1" style:font-size-asian="10.5pt" style:font-name-complex="Cantarell1"/>
    </style:style>
    <style:style style:name="T20" style:family="text">
      <style:text-properties fo:color="#00000a" style:text-position="0% 0%" fo:font-size="10.5pt" fo:letter-spacing="normal" fo:font-weight="bold" style:font-name-asian="Cantarell1" style:font-size-asian="10.5pt" style:font-weight-asian="bold" style:font-name-complex="Cantarell1"/>
    </style:style>
    <style:style style:name="T21" style:family="text">
      <style:text-properties fo:color="#00000a" style:text-position="0% 0%" fo:font-size="10.5pt" fo:letter-spacing="normal" fo:font-style="italic" style:font-name-asian="Cantarell1" style:font-size-asian="10.5pt" style:font-style-asian="italic" style:font-name-complex="Cantarell1"/>
    </style:style>
    <style:style style:name="T22" style:family="text">
      <style:text-properties fo:color="#00000a" style:text-position="0% 0%" fo:font-size="14pt" fo:letter-spacing="normal" fo:font-weight="bold" style:font-name-asian="Cantarell1" style:font-size-asian="14pt" style:font-weight-asian="bold" style:font-name-complex="Cantarell1"/>
    </style:style>
    <style:style style:name="T23" style:family="text">
      <style:text-properties fo:color="#0000ff" style:text-position="0% 0%" style:font-name="Arial1" fo:font-size="10.5pt" fo:letter-spacing="normal" style:text-underline-style="solid" style:text-underline-width="auto" style:text-underline-color="font-color" style:font-name-asian="Arial2" style:font-size-asian="10.5pt" style:font-name-complex="Arial2"/>
    </style:style>
    <style:style style:name="T24" style:family="text">
      <style:text-properties fo:color="#0000ff" style:text-position="0% 0%" style:font-name="Liberation Serif" fo:font-size="12pt" fo:letter-spacing="normal" style:text-underline-style="solid" style:text-underline-width="auto" style:text-underline-color="font-color" style:font-name-asian="Liberation Serif1" style:font-size-asian="12pt" style:font-name-complex="Liberation Serif1"/>
    </style:style>
    <style:style style:name="T25" style:family="text">
      <style:text-properties fo:color="#0000ff" style:text-position="0% 0%" fo:font-size="10.5pt" fo:letter-spacing="normal" style:text-underline-style="solid" style:text-underline-width="auto" style:text-underline-color="font-color" style:font-name-asian="Arial2" style:font-size-asian="10.5pt" style:font-name-complex="Arial2"/>
    </style:style>
    <style:style style:name="T26" style:family="text">
      <style:text-properties fo:color="#0000ff" style:text-position="0% 0%" fo:font-size="12pt" fo:letter-spacing="normal" style:text-underline-style="solid" style:text-underline-width="auto" style:text-underline-color="font-color" style:font-name-asian="Liberation Serif1" style:font-size-asian="12pt" style:font-name-complex="Liberation Serif1"/>
    </style:style>
    <style:style style:name="T27" style:family="text">
      <style:text-properties fo:color="#0000ff" style:text-position="0% 0%" style:font-name="Arial" fo:font-size="10.5pt" fo:letter-spacing="normal" style:text-underline-style="solid" style:text-underline-width="auto" style:text-underline-color="font-color" style:font-name-asian="Arial2" style:font-size-asian="10.5pt" style:font-name-complex="Arial2"/>
    </style:style>
    <style:style style:name="T28" style:family="text">
      <style:text-properties fo:color="#0000ff" style:text-position="0% 0%" style:font-name="Arial" fo:font-size="12pt" fo:letter-spacing="normal" style:text-underline-style="solid" style:text-underline-width="auto" style:text-underline-color="font-color" style:font-name-asian="Liberation Serif1" style:font-size-asian="12pt" style:font-name-complex="Liberation Serif1"/>
    </style:style>
    <style:style style:name="T29" style:family="text">
      <style:text-properties fo:color="#0084d1" style:text-position="0% 0%" fo:font-size="10.5pt" fo:letter-spacing="normal" fo:font-weight="bold" style:font-name-asian="Cantarell1" style:font-size-asian="10.5pt" style:font-weight-asian="bold" style:font-name-complex="Cantarell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text:span text:style-name="T6">TP1 - Python Entornos de desarrollo</text:span></text:p>
      <text:p text:style-name="P1"/>
      <text:p text:style-name="P10"><text:span text:style-name="T7">Por favor dar un concepto de los siguientes términos</text:span></text:p>
      <text:p text:style-name="P1"/>
      <text:p text:style-name="P1"/>
      <text:p text:style-name="P10"><text:span text:style-name="T8">A.1)<text:tab/></text:span><text:span text:style-name="T29"> Tu definición de :</text:span></text:p>
      <text:p text:style-name="P22"><text:span text:style-name="T12">¿Que es un IDE? </text:span></text:p>
      <text:p text:style-name="P16"/>
      <text:p text:style-name="P21"><text:span text:style-name="T19">Significa “Entorno de Desarrollo Integrado” <text:s/>es un entorno de programación que ha sido empaquetado como un programa de aplicación. es un programa informático compuesto por un conjunto de herramientas de programación.</text:span></text:p>
      <text:p text:style-name="P21"><text:span text:style-name="T19">Puede dedicarse en exclusiva a un sólo lenguaje de programación o bien, puede ser utilizado para varios.</text:span></text:p>
      <text:p text:style-name="P21"><text:span text:style-name="T19">consiste en un editor de código, un compilador, un depurador y un constructor de interfaz gráfica.</text:span></text:p>
      <text:p text:style-name="P17"/>
      <text:p text:style-name="P19"><text:span text:style-name="T12">Un IDE debe tener las siguientes características:</text:span></text:p>
      <text:p text:style-name="P23"/>
      <text:p text:style-name="P21"><text:span text:style-name="T19">-Multiplataforma</text:span></text:p>
      <text:p text:style-name="P21"><text:span text:style-name="T19">-Soporte para diversos lenguajes de programación</text:span></text:p>
      <text:p text:style-name="P21"><text:span text:style-name="T19">-Integración con Sistemas de Control de Versiones</text:span></text:p>
      <text:p text:style-name="P21"><text:span text:style-name="T19">-Reconocimiento de Sintaxis</text:span></text:p>
      <text:p text:style-name="P21"><text:span text:style-name="T19">-Extensiones y Componentes para el IDE</text:span></text:p>
      <text:p text:style-name="P21"><text:span text:style-name="T19">I-ntegración con Framework populares</text:span></text:p>
      <text:p text:style-name="P21"><text:span text:style-name="T19">-Depurador</text:span></text:p>
      <text:p text:style-name="P21"><text:span text:style-name="T19">-Importar y Exportar proyectos</text:span></text:p>
      <text:p text:style-name="P21"><text:span text:style-name="T19">-Múltiples idiomas</text:span></text:p>
      <text:p text:style-name="P21"><text:span text:style-name="T21">-Manual de Usuarios y Ayuda</text:span></text:p>
      <text:p text:style-name="P18"/>
      <text:p text:style-name="P22"><text:span text:style-name="T12">¿Que es un SDK? </text:span></text:p>
      <text:p text:style-name="P18"/>
      <text:p text:style-name="P21"><text:span text:style-name="T8">Significa “Software Development Kit”(Kit de Desarrollo de Software). Es un conjunto de herramientas para el desarrollo de aplicaciones basadas en una plataforma específica. Contienen Librerías, Documentación, ejemplos y herramientas para el programador con las metodologias para llevar a cabo el desarrollo.</text:span></text:p>
      <text:p text:style-name="P21"><text:span text:style-name="T8">Disponemos de SDKs para muchos y diversos sistemas como, por ejemplo, sistemas embebidos, sistemas móviles, aplicaciones móviles, o para interactuar con productos específicos de diversas empresas</text:span></text:p>
      <text:p text:style-name="P21"><text:span text:style-name="T8">Son frecuentemente comparadas con librerias de codigo, al usar un sdk los desarrolladores no tienen que reinventar ciertas caracteristicas para reusar el codigo y aplicarlos en sus desarroolos, incluso los sdk permiten </text:span><text:soft-page-break/><text:span text:style-name="T8">que una API <text:s/>se implementada correctamente, ya que reduce su tiempo para asociarla e implementarla.</text:span></text:p>
      <text:p text:style-name="P21"><text:span text:style-name="T8">No importa el tipo de aplicación que esté creando, los SDK y las API brindan servicios vitales para facilitar el desarrollo y el tiempo de comercialización. Proporcionan funcionalidad que mejora la experiencia del usuario y paquetes comunes para abordar casos de uso típicos.</text:span></text:p>
      <text:p text:style-name="P20"/>
      <text:p text:style-name="P22"><text:span text:style-name="T12">¿Que es una API?</text:span></text:p>
      <text:p text:style-name="P16"/>
      <text:p text:style-name="P21"><text:span text:style-name="T20"><text:s/></text:span><text:span text:style-name="T19">Application Programming Interface': Es una interfaz que define interacciones entre multiples sofwares. define todo tipo de llamados, Es la forma en que la que dos aplicaciones pueden interactuar entre sí.</text:span></text:p>
      <text:p text:style-name="P21"><text:span text:style-name="T8">Basicamente cualquier parte de un sofware que este sepàrado de su entorno de desarrollo puede ser una api, es una forma de interacturar con un sofware o componentes externos que puede estar en otro servidor.</text:span></text:p>
      <text:p text:style-name="P18"/>
      <text:p text:style-name="P22"><text:span text:style-name="T12">¿Que es un framework?</text:span></text:p>
      <text:p text:style-name="P16"/>
      <text:p text:style-name="P21"><text:span text:style-name="T20"><text:s/></text:span><text:span text:style-name="T19">Un Framework es un esquema o patrón que nos ofrece un entorno genérico para escribir código en un lenguaje concreto. Dicho de otra forma, con un framework nos encontramos un entorno de trabajo, que nos ofrece una forma estándar de trabajar. En otras palabras, es una estructura base utilizada como punto de partida para elaborar un proyecto con objetivos específicos.</text:span></text:p>
      <text:p text:style-name="P17"/>
      <text:p text:style-name="P21"><text:span text:style-name="T19">Los frameworks también nos proporcionan una serie de funciones ya desarrolladas listas a implementar en nuestros proyectos. Suelen ser funciones comunes a la gran mayoría de proyectos, por ejemplo si vamos a desarrollar una web, posiblemente tengamos usuarios, y estos usuarios tendrán que hacer login con un email y contraseña, pues esta funcionalidad ya estaría desarrollada dentro del framework.</text:span></text:p>
      <text:p text:style-name="P17"/>
      <text:p text:style-name="P21"><text:span text:style-name="T19">Al final, el framework, lo que hace es ahorrarnos trabajo, ya que contienen una unas serie de clases, y funciones listas para su uso. Pero no solo eso, y es que también favorece el trabajo en equipo. Si varios programadores trabajan en el mismo proyecto, utilizando un framework, como tienen que seguir las normas del framework es fácil entender lo que ha programado el otro, porque sabes que va a estar con la lógica del framework.</text:span></text:p>
      <text:p text:style-name="P10"><text:span text:style-name="T7"><text:line-break/>A.2) <text:tab/></text:span><text:span text:style-name="T29">Diferencias entre ellos y porque son necesarios.</text:span></text:p>
      <text:p text:style-name="P12"/>
      <text:p text:style-name="P26"><text:span text:style-name="T20">IDE</text:span><text:span text:style-name="T19"> <text:s/></text:span></text:p>
      <text:p text:style-name="P24"/>
      <text:p text:style-name="P26"><text:span text:style-name="T19">Es el entorno grafico donde desarrollamos el codigo, puede ser multiplaforma, compila, y tiene un depurador.</text:span></text:p>
      <text:p text:style-name="P24"/>
      <text:p text:style-name="P26"><text:soft-page-break/><text:span text:style-name="T20">SDK</text:span><text:span text:style-name="T19"> </text:span></text:p>
      <text:p text:style-name="P24"/>
      <text:p text:style-name="P26"><text:span text:style-name="T19">Son plantillas de desarrollo que facilitan el desarrollo de nuestro proyecto al momento de querer implementar plataformas de terceros en nuestras propias aplicaciones, como ejemplos tenemos los sdk para desarrollo de aplicaciones para Androi, Windows, OS, facebook, Zoom. Etc..</text:span></text:p>
      <text:p text:style-name="P24"/>
      <text:p text:style-name="P26"><text:span text:style-name="T19"><text:s/></text:span><text:span text:style-name="T20">APIs</text:span><text:span text:style-name="T19"> </text:span></text:p>
      <text:p text:style-name="P24"/>
      <text:p text:style-name="P26"><text:span text:style-name="T19">Con las apis podemos comunicar distintas aplicaciones y funcionabilidades de otros desarrollos en una sola aplicación, sin necesidad de desarrollar el codigo de cero, e incluso sin que estas tengan que estar alojadas dentro del mismo servidor, por ejemplo al conectar la api de reconocimiento de imagenes de amazon a nuestro proyecto, esta se encargara de todo el analisis de las imagenes y nos enviara a traves de mensajes xml, o json los resultados a nuestra app sin que nuestra app tenga que hacer el analisis</text:span></text:p>
      <text:p text:style-name="P24"/>
      <text:p text:style-name="P7"/>
      <text:p text:style-name="P10"><text:span text:style-name="T7"><text:line-break/></text:span><text:span text:style-name="T8">A.3)<text:tab/></text:span><text:span text:style-name="T29"> En programación, ¿Que es Backend (server-side) y que lugar tiene python?</text:span><text:span text:style-name="T7"><text:line-break/></text:span></text:p>
      <text:p text:style-name="P26"><text:span text:style-name="T19">Backend es la capa de acceso a datos de un software o cualquier dispositivo, que no es directamente accesible por los usuarios, además contiene la lógica de la aplicación que maneja dichos datos. El Backend también accede al servidor, que es una aplicación especializada que entiende la forma como el navegador solicita cosas.</text:span></text:p>
      <text:p text:style-name="P24"/>
      <text:p text:style-name="P26"><text:span text:style-name="T19"><text:s/>Para el backend y frontend podemos encontrar diferentes frameworks que te permiten trabajar mejor según el proyecto que estás desarrollando. </text:span></text:p>
      <text:p text:style-name="P25"/>
      <text:p text:style-name="P26"><text:span text:style-name="T20">Algunas de las funciones que se gestionan en la parte del back-end son:</text:span></text:p>
      <text:p text:style-name="P24"/>
      <text:p text:style-name="P26"><text:span text:style-name="T19">-El Desarrollo de funciones que simplifiquen el proceso de desarrollo.</text:span></text:p>
      <text:p text:style-name="P26"><text:span text:style-name="T19">-Acciones de lógica.</text:span></text:p>
      <text:p text:style-name="P26"><text:span text:style-name="T19">-Conexión con bases de datos.</text:span></text:p>
      <text:p text:style-name="P26"><text:span text:style-name="T19">-Uso de librerías del servidor web (por ejemplo para implementar temas de caché o para comprimir las imágenes de la web).</text:span></text:p>
      <text:p text:style-name="P24"/>
      <text:p text:style-name="P26"><text:span text:style-name="T19">los lenguajes mas usados de backend son:</text:span></text:p>
      <text:p text:style-name="P26"><text:span text:style-name="T19">-python (django, flask)</text:span></text:p>
      <text:p text:style-name="P26"><text:span text:style-name="T19">-php (laravel)</text:span></text:p>
      <text:p text:style-name="P26"><text:span text:style-name="T19">-javascript (nodejs)</text:span></text:p>
      <text:p text:style-name="P26"><text:span text:style-name="T19">-java</text:span></text:p>
      <text:p text:style-name="P26"><text:span text:style-name="T19">- C++, C, Csharp</text:span></text:p>
      <text:p text:style-name="P26"><text:span text:style-name="T19">-rubi</text:span><text:span text:style-name="T7"><text:line-break/></text:span></text:p>
      <text:p text:style-name="P26"><text:span text:style-name="T8">Hoy en dia python es uno de los lenguajes de programción multiparadigma que tiene una flexibilidad a la hora programar, ya que es de facil uso dado a su capacidad de lectura, ya que implenta en su sintaxis elemento de lenguaje natural, lo cual hace mas legible el codigo y aparte su sintaxis permite desarrollar en pocas lineas algoritmos </text:span><text:soft-page-break/><text:span text:style-name="T8">complejos que tomarian mucho mas tiempo de desarrollar en otros lenguajes, esto esta haciendo posible que la comunidad crezca y la gente use python para sus proyectos de backend</text:span><text:span text:style-name="T7"><text:line-break/></text:span></text:p>
      <text:p text:style-name="P10"><text:span text:style-name="T7"><text:tab/>¿</text:span><text:span text:style-name="T29">Que es Frontend <text:s/>(user-side) y que lugar tiene python?</text:span></text:p>
      <text:p text:style-name="P1"/>
      <text:p text:style-name="P10"><text:span text:style-name="T8">El frontend se encarga del desarrollo visual y de interfaz grafica de una pagina web o aplicación, el front-end trabaja con HTML, CSS y JavaScript.</text:span></text:p>
      <text:p text:style-name="P1"/>
      <text:p text:style-name="P10"><text:span text:style-name="T8">Su trabajo es mucho más visual que el del back-end, pero ambos trabajan mano a mano en cada proyecto porque no se entienden uno sin el otro.</text:span></text:p>
      <text:p text:style-name="P10"><text:span text:style-name="T8">Tambien el frontend trabaja junto al diseñador grafico web en conjunto para hacer el proceso de maquetado y estilos.</text:span></text:p>
      <text:p text:style-name="P10"><text:span text:style-name="T8">Una de las principales tareas de frontend es poder lograr un maquetado respetando el diseño, y mantener la comunicacion constante con el diseñador grafico y con el encargado de backend que hara la logica.</text:span></text:p>
      <text:p text:style-name="P1"/>
      <text:p text:style-name="P1"/>
      <text:p text:style-name="P10"><text:span text:style-name="T8">Python es un lenguaje de programacion que puede ser usado para bakend y frontend.</text:span></text:p>
      <text:p text:style-name="P10"><text:span text:style-name="T8">dependiendo del proyecto python funcina mejor o no para el frontend, para aplicaciones moviles, paginas web y desarrollos con protocolos de comunicacion http, hoy en dia se usa mas javascript y html y ccs ya que tiene mejor compatibilida con los navegadores y hace mas rapida la navegacion en estas paginas.</text:span></text:p>
      <text:p text:style-name="P1"/>
      <text:p text:style-name="P10"><text:span text:style-name="T8">El desarrollo front end en python es muy usado hoy en dia para el desarrollo de aplicaciones de escritorio, sofwares para robotica, e internet de las cosas.</text:span></text:p>
      <text:p text:style-name="P2"/>
      <text:p text:style-name="P13"><text:span text:style-name="T12">PC - Django<text:tab/>(Linux,Windows, IO-MAC)</text:span></text:p>
      <text:p text:style-name="P2"/>
      <text:p text:style-name="P2"/>
      <text:p text:style-name="P10"><text:span text:style-name="T8">django es un framework para python muy usado hoy en dia, ya que permite el uso del patron MVC, <text:s/>modelo, vista controlador. es de codigo abierto, y nos permite trabajar con una serie de componentes que hacen que todo sea mas rapido y ordenado en nuestro poyecto.</text:span></text:p>
      <text:p text:style-name="P12"/>
      <text:p text:style-name="P13"><text:span text:style-name="T12">App - Kivy<text:tab/>(Android, IO-MAC)</text:span></text:p>
      <text:p text:style-name="P1"/>
      <text:p text:style-name="P10"><text:span text:style-name="T8">es un framework de codigo abierto, para desarrollar aplicaciones moviles y sofware de aplicaciones multitactiles con una intefaz de usuario natural.</text:span></text:p>
      <text:p text:style-name="P2"/>
      <text:p text:style-name="P2"/>
      <text:p text:style-name="P2"/>
      <text:p text:style-name="P2"/>
      <text:p text:style-name="P10"><text:span text:style-name="T8">A.4)<text:tab/></text:span><text:span text:style-name="T29">¿Que hace un <text:s/>Full Stack Developer y un Rock Star Developer <text:s/>?</text:span></text:p>
      <text:p text:style-name="P12"/>
      <text:p text:style-name="P13"><text:span text:style-name="T12">Rock Star Developer <text:s/></text:span></text:p>
      <text:p text:style-name="P1"/>
      <text:p text:style-name="P10"><text:span text:style-name="T8">En el mundo de la porgaamcion tambien vemos estrellas del código que destacan entre la multitud, gracias al dominio sintáctico de cualquier lenguaje de programación, estan siempre investigando y desarrollando nuevas librerias para reutilizar codigo y facilitar tareas.</text:span></text:p>
      <text:p text:style-name="P1"/>
      <text:p text:style-name="P13"><text:soft-page-break/><text:span text:style-name="T12">un <text:s/>Full Stack Developer </text:span></text:p>
      <text:p text:style-name="P1"/>
      <text:p text:style-name="P10"><text:span text:style-name="T8">Se considera un full stack developer, aquel que maneja varios lenguajes de programacion y puede desarrollar un proyecto aplicando conocimiento de backend y frontend. puede programar la logica, los servidores, bases de datos, y trabaja tambien en la interfaz grafica vista por el cliente, haciendo un master del HTML, CCS, javascrit, tambien puede manejar uno o varios lengajes para bakend como python, php, java.</text:span></text:p>
      <text:p text:style-name="P2"/>
      <text:p text:style-name="P10"><text:span text:style-name="T7"><text:line-break/></text:span><text:span text:style-name="T29">B)<text:tab/>Clasifica los siguientes sistemas , su finalidad y/o propósito</text:span></text:p>
      <text:p text:style-name="P10"><text:span text:style-name="T8"><text:tab/></text:span></text:p>
      <text:p text:style-name="P10"><text:span text:style-name="T8">Kivy, PyCharm, PyDev, Atom, Spyder, PyScripter, Eclipse,IPython.Anaconda(Data Science Platform), Jupyter(Notebooks).<text:line-break/></text:span></text:p>
      <text:p text:style-name="P10"><text:span text:style-name="T10">IDE:</text:span></text:p>
      <text:p text:style-name="P1"/>
      <text:p text:style-name="P10"><text:span text:style-name="T20">PyCharm: </text:span><text:span text:style-name="T19">Es un editor de código que también tiene un depurador, un interprete y otras </text:span></text:p>
      <text:p text:style-name="P10"><text:span text:style-name="T19">herramientas que nos ayudarán a crear y exportar los programas que creemos</text:span></text:p>
      <text:p text:style-name="P3"/>
      <text:p text:style-name="P10"><text:span text:style-name="T20">PyDev: </text:span><text:span text:style-name="T19">Es un IDE para Eclipse para poder programar en Python.</text:span></text:p>
      <text:p text:style-name="P4"/>
      <text:p text:style-name="P10"><text:span text:style-name="T20">Spyder: </text:span><text:span text:style-name="T19">es un entorno de desarrollo de codigo abierto diseñado para cientificos, ingenieros y data analisis, permite el uso de conda, jupyter notebooks, visualizaciones, debuggers.</text:span></text:p>
      <text:p text:style-name="P4"/>
      <text:p text:style-name="P10"><text:span text:style-name="T20">PyScripter: </text:span><text:span text:style-name="T19">es un ide de python desarrollado para usarse en windows</text:span></text:p>
      <text:p text:style-name="P4"/>
      <text:p text:style-name="P10"><text:span text:style-name="T20">Eclipse: </text:span><text:span text:style-name="T19">es un entorno de desarrollo integrado de aplicaciones de código abierto y multiplataforma, cuyo uso principal es el de servir como plataforma de programación, compilación y depurado para un sinfín de lenguajes de programación. Aunque su función más extendida es la de servir para programar en Java, su modularidad permite ampliar su conjunto de herramientas para servir como base de programación en C o Python entre </text:span></text:p>
      <text:p text:style-name="P10"><text:span text:style-name="T19">muchos otros.</text:span></text:p>
      <text:p text:style-name="P4"/>
      <text:p text:style-name="P10"><text:span text:style-name="T20">iPython:</text:span><text:span text:style-name="T19">es un ambiente de desarrollo interactivo para python que combina herramientas como resaltados de linea, ejecucion de codigo por bloques, matematicas, graficos,</text:span></text:p>
      <text:p text:style-name="P5"/>
      <text:p text:style-name="P10"><text:span text:style-name="T22">frameworks:</text:span></text:p>
      <text:p text:style-name="P4"/>
      <text:p text:style-name="P10"><text:span text:style-name="T20">Atom:</text:span><text:span text:style-name="T19">es un editor de codigo fuente abierto, desarrollado por Github, tambien es un framework que permite crear aplicaciones multiplataformas</text:span></text:p>
      <text:p text:style-name="P4"/>
      <text:p text:style-name="P10"><text:span text:style-name="T20">Anaconda: </text:span><text:span text:style-name="T19">es una Suite de código abierto o <text:s/>framework que abarca una serie de aplicaciones, librerías y conceptos diseñados para el desarrollo de la Ciencia de datos con Python, es muy usado hoy en dia para el machine learning, data analisis, deep learning.</text:span></text:p>
      <text:p text:style-name="P4"/>
      <text:p text:style-name="P10"><text:span text:style-name="T20">Kivy: </text:span><text:span text:style-name="T19">Un framework para Python que permite desarrollar aplicaciones de manera rápida.</text:span></text:p>
      <text:p text:style-name="P4"/>
      <text:p text:style-name="P4"><text:soft-page-break/></text:p>
      <text:p text:style-name="P7"/>
      <text:p text:style-name="P7"/>
      <text:p text:style-name="P15"><text:span text:style-name="T8">Saludos</text:span></text:p>
      <text:p text:style-name="P11"><text:span text:style-name="T9">Atte.</text:span></text:p>
      <text:p text:style-name="P11"><text:span text:style-name="T9">Noslen Pantaleon</text:span></text:p>
      <text:p text:style-name="P8"><text:a xlink:type="simple" xlink:href="https://github.com/noslenPantaleon" text:style-name="Internet_20_link" text:visited-style-name="Visited_20_Internet_20_Link"><text:span text:style-name="T27">https://github.com/noslenPantaleon</text:span></text:a></text:p>
      <text:p text:style-name="P8"><text:a xlink:type="simple" xlink:href="https://www.behance.net/Frikout" text:style-name="Internet_20_link" text:visited-style-name="Visited_20_Internet_20_Link"><text:span text:style-name="T27">https://www.behance.net/Frikout</text:span></text:a></text:p>
      <text:p text:style-name="P11"><text:span text:style-name="T9">pantaleon.noslen@gmail.com</text:span></text:p>
      <text:p text:style-name="P11"><text:span text:style-name="T9">+54+11 57385043 (cel)</text:span></text:p>
      <text:p text:style-name="P6"/>
      <text:p text:style-name="P9"><text:span text:style-name="T11">Este mensaje y sus adjuntos son para uso exclusivo del usuario de la dirección de correo electrónico a quien esta dirigido y podrían contener información confidencial. Si usted hubiese recibido por error este mensaje, por favor informe de tal situación inmediatamente a </text:span><text:a xlink:type="simple" xlink:href="mailto:admin@tnt-lab.com.ar" text:style-name="Internet_20_link" text:visited-style-name="Visited_20_Internet_20_Link"><text:span text:style-name="T28">admin@tnt-lab.com.ar</text:span></text:a><text:span text:style-name="T11"> y elimínelo de su sistema. No lo copie, reproduzca, distribuya ni revele su contenido.No se garantiza la seguridad o la exactitud de las comunicaciones por Internet debido a que la información podría ser interceptada, modificada, perdida, llegar tarde o contener virus. El emisor, por lo tanto, no acepta responsabilidad por errores u omisiones en el texto de este mensaje que surjan a partir de una transmisión por Internet.</text:span></text:p>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Arial1" svg:font-family="Arial" style:font-family-generic="roman" style:font-pitch="variable"/>
    <style:font-face style:name="Cantarell" svg:font-family="Cantarel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Cantarell1" svg:font-family="Cantarell" style:font-family-generic="system" style:font-pitch="variable"/>
    <style:font-face style:name="Liberation Serif1" svg:font-family="'Liberation Serif'"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document-statistic meta:table-count="0" meta:image-count="0" meta:object-count="0" meta:page-count="6" meta:paragraph-count="94" meta:word-count="1748" meta:character-count="11200"/>
    <dc:date>2020-10-04T17:39:51.93</dc:date>
    <dc:creator>noslen pantaleon</dc:creator>
    <meta:generator>OpenOffice/4.1.7$Win32 OpenOffice.org_project/417m1$Build-9800</meta:generator>
  </office:meta>
</office:document-meta>
</file>